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>
      <style:text-properties fo:font-size="15pt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6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4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45" style:family="paragraph" style:parent-style-name="Text_20_body" style:list-style-name="L14">
      <style:paragraph-properties fo:margin-top="0cm" fo:margin-bottom="0cm" fo:line-height="168%" style:writing-mode="lr-tb"/>
    </style:style>
    <style:style style:name="P46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 style:font-size-asian="14pt" style:font-size-complex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979253934975414045" text:style-name="L1">
        <text:list-item>
          <text:p text:style-name="P36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61311288480857440" text:style-name="L2">
              <text:list-item>
                <text:p text:style-name="P19">３匹とも来る。</text:p>
              </text:list-item>
              <text:list-item>
                <text:p text:style-name="P1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8753590002812867130" text:style-name="L3">
              <text:list-item>
                <text:p text:style-name="P20">身体、捻り（左右）</text:p>
              </text:list-item>
              <text:list-item>
                <text:p text:style-name="P20">片足ずつ、両手で胸へ引き上げる</text:p>
              </text:list-item>
              <text:list-item>
                <text:p text:style-name="P2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8180548857420937966" text:style-name="L4">
              <text:list-item>
                <text:p text:style-name="P2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4824209191731330992" text:style-name="L5">
              <text:list-item>
                <text:p text:style-name="P2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3253966621447974428" text:style-name="L6">
        <text:list-item>
          <text:p text:style-name="P37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2148843374403178640" text:style-name="L7">
              <text:list-item>
                <text:p text:style-name="P23">ドンは来ない。クロ、来ない。</text:p>
              </text:list-item>
              <text:list-item>
                <text:p text:style-name="P2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1411539188628879540" text:style-name="L8">
        <text:list-item>
          <text:p text:style-name="P38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4455337590181101157" text:style-name="L9">
              <text:list-item>
                <text:p text:style-name="P2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0813228" text:continue-list="list1411539188628879540" text:style-name="L8">
        <text:list-item>
          <text:p text:style-name="P38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2275971715980153551" text:style-name="L10">
              <text:list-item>
                <text:p text:style-name="P25">ドン、来る。擁壁の上から、歩道そばまで、伝い歩いて来る。</text:p>
              </text:list-item>
              <text:list-item>
                <text:p text:style-name="P25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8016649415360143137" text:style-name="L11">
              <text:list-item>
                <text:p text:style-name="P26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2678546337448701218" text:style-name="L12">
              <text:list-item>
                <text:p text:style-name="P2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7962688006989284311" text:style-name="L13">
              <text:list-item>
                <text:p text:style-name="P28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3073698039178012552" text:style-name="L14">
        <text:list-item>
          <text:p text:style-name="P45"><text:span text:style-name="T4">02/10 m</text:span>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7122140654891391386" text:style-name="L15">
              <text:list-item>
                <text:p text:style-name="P29">ドンのみ、７時半の回には来た。</text:p>
                <text:list>
                  <text:list-item>
                    <text:p text:style-name="P29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9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9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9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9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2219730074396067214" text:style-name="L17">
              <text:list-item>
                <text:p text:style-name="P31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3593613738602960014" text:style-name="L18">
              <text:list-item>
                <text:p text:style-name="P32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5627440239686815310" text:style-name="L16">
              <text:list-item>
                <text:p text:style-name="P30">散髪。４時すぎだったか。今回は、タオルを持参するのを、思い出した。道具一式を持って、下へお利用とした時。</text:p>
              </text:list-item>
              <text:list-item>
                <text:p text:style-name="P30">机上の、物の配置。変えた。ディスプレイを、真ん中に。鉛筆立てを入れてある箱は、左端へ。</text:p>
              </text:list-item>
              <text:list-item>
                <text:p text:style-name="P30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>@@@</text:p>
      <text:p text:style-name="P1">------------------------------------------------------------</text:p>
      <text:p text:style-name="P6">[XXX]</text:p>
      <text:list xml:id="list30811995" text:continue-list="list30813228" text:style-name="L8">
        <text:list-item>
          <text:p text:style-name="P38">XX/XX XX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/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p text:style-name="P13"/>
          </table:table-cell>
        </table:table-row>
      </table:table>
      <text:p text:style-name="P8"/>
      <text:p text:style-name="P12"><text:soft-page-break/><text:span text:style-name="T2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30812550" text:continue-numbering="true" text:style-name="L8">
        <text:list-item>
          <text:p text:style-name="P38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2"><text:span text:style-name="T2">明</text:span><text:span text:style-name="T2">日</text:span></text:p>
      <text:p text:style-name="P7"/>
      <text:p text:style-name="P8">明日の、その先</text:p>
      <text:p text:style-name="P7"/>
      <text:p text:style-name="P6"><text:soft-page-break/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6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7"/>
      <text:p text:style-name="P11"><text:span text:style-name="T3">=================== </text:span><text:span text:style-name="T1"> </text:span><text:span text:style-name="T3">EOF</text:span><text:span text:style-name="T1">  </text:span><text:span text:style-name="T3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2-11T10:58:05.98</dc:date>
    <dc:creator>iwabuchi ken</dc:creator>
    <meta:editing-duration>PT11H57M13S</meta:editing-duration>
    <meta:editing-cycles>94</meta:editing-cycles>
    <meta:generator>OpenOffice/4.1.3$Win32 OpenOffice.org_project/413m1$Build-9783</meta:generator>
    <meta:document-statistic meta:table-count="11" meta:image-count="0" meta:object-count="0" meta:page-count="10" meta:paragraph-count="269" meta:word-count="2715" meta:character-count="3816"/>
  </office:meta>
</office:document-meta>
</file>